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8_16-25-36_000.jpg</text:p>
          </table:table-cell>
          <table:table-cell table:style-name="ce20" office:value-type="string">
            <text:p>-*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18_16-25-36_001.jpg</text:p>
          </table:table-cell>
          <table:table-cell table:style-name="ce20" office:value-type="string">
            <text:p>-*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06_03-20-37_000.jpg</text:p>
          </table:table-cell>
          <table:table-cell table:style-name="ce20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06_03-20-43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06_11-22-50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06_11-30-20_000.jpg</text:p>
          </table:table-cell>
          <table:table-cell table:style-name="ce19" office:value-type="string">
            <text:p><text:s/>:PHOTO 記録 / @自室 / what=ティッシュペーパー / for=~ / occasion=終了：使い切った 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PHOTO 記録 / @自室 / what=ティッシュペーパー / for=~ / occasion=終了：使い切った ">
            <text:p><text:s/>:PHOTO 記録 / @自室 / what=ティッシュペーパー / for=~ / occasion=終了：使い切った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06_13-08-00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06_16-04-28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指示書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 :m 東和 PHOTO / 220107f / 高島町駅 / ブリシア高島町 / １名（電気の相番で、斎藤健二さん） / 川瀬メンテナンス（大旺新洋） / 指示書">
            <text:p><text:s/>:m 東和 PHOTO / 220107f / 高島町駅 / ブリシア高島町 / １名（電気の相番で、斎藤健二さん） / 川瀬メンテナンス（大旺新洋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06_16-04-35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指示書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 :m 東和 PHOTO / 220107f / 高島町駅 / ブリシア高島町 / １名（電気の相番で、斎藤健二さん） / 川瀬メンテナンス（大旺新洋） / 指示書">
            <text:p><text:s/>:m 東和 PHOTO / 220107f / 高島町駅 / ブリシア高島町 / １名（電気の相番で、斎藤健二さん） / 川瀬メンテナンス（大旺新洋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06_16-04-43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指示書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m 東和 PHOTO / 220107f / 高島町駅 / ブリシア高島町 / １名（電気の相番で、斎藤健二さん） / 川瀬メンテナンス（大旺新洋） / 指示書">
            <text:p><text:s/>:m 東和 PHOTO / 220107f / 高島町駅 / ブリシア高島町 / １名（電気の相番で、斎藤健二さん） / 川瀬メンテナンス（大旺新洋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06_16-04-54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指示書：地図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 :m 東和 PHOTO / 220107f / 高島町駅 / ブリシア高島町 / １名（電気の相番で、斎藤健二さん） / 川瀬メンテナンス（大旺新洋） / 指示書：地図">
            <text:p><text:s/>:m 東和 PHOTO / 220107f / 高島町駅 / ブリシア高島町 / １名（電気の相番で、斎藤健二さん） / 川瀬メンテナンス（大旺新洋） / 指示書：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06_16-35-35_000.jpg</text:p>
          </table:table-cell>
          <table:table-cell table:style-name="ce19" office:value-type="string">
            <text:p>:m RES 1*2 / free# JVEMV6 68#_149:1 / 68. theoretical-physics(tp) / w=~,topics=エルミート行列(eman),other=q+,s=~,i=~,doc=r-9-1~11.1#5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1*2 / free# JVEMV6 68#_149:1 / 68. theoretical-physics(tp) / w=~,topics=エルミート行列(eman),other=q+,s=~,i=~,doc=r-9-1~11.1#5">
            <text:p>:m RES 1*2 / free# JVEMV6 68#_149:1 / 68. theoretical-physics(tp) / w=~,topics=エルミート行列(eman),other=q+,s=~,i=~,doc=r-9-1~11.1#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06_16-35-55_000.jpg</text:p>
          </table:table-cell>
          <table:table-cell table:style-name="ce19" office:value-type="string">
            <text:p>:m RES 2*2 / free# JVEMV6 68#_149:1 / 68. theoretical-physics(tp) / w=~,topics=エルミート行列(eman),other=q+,s=~,i=~,doc=r-9-1~11.1#8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2*2 / free# JVEMV6 68#_149:1 / 68. theoretical-physics(tp) / w=~,topics=エルミート行列(eman),other=q+,s=~,i=~,doc=r-9-1~11.1#8">
            <text:p>:m RES 2*2 / free# JVEMV6 68#_149:1 / 68. theoretical-physics(tp) / w=~,topics=エルミート行列(eman),other=q+,s=~,i=~,doc=r-9-1~11.1#8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06_17-20-26_000.jpg</text:p>
          </table:table-cell>
          <table:table-cell table:style-name="ce19" office:value-type="string">
            <text:p>:m #*# RES / JVEMV6 64#140-7.2 / 『煙草問屋扱方一件他』 / w=相渡候義ニ～被仰付御座候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#*# RES / JVEMV6 64#140-7.2 / 『煙草問屋扱方一件他』 / w=相渡候義ニ～被仰付御座候 / p.~ / topic=~,other=~">
            <text:p>:m #*# RES / JVEMV6 64#140-7.2 / 『煙草問屋扱方一件他』 / w=相渡候義ニ～被仰付御座候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2-01-06_17-23-09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資料：天気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 :m 東和 PHOTO / 220107f / 高島町駅 / ブリシア高島町 / １名（電気の相番で、斎藤健二さん） / 川瀬メンテナンス（大旺新洋） / 資料：天気">
            <text:p><text:s/>:m 東和 PHOTO / 220107f / 高島町駅 / ブリシア高島町 / １名（電気の相番で、斎藤健二さん） / 川瀬メンテナンス（大旺新洋） / 資料：天気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string">
            <text:p>2022-01-06_17-23-16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資料：天気：週間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 :m 東和 PHOTO / 220107f / 高島町駅 / ブリシア高島町 / １名（電気の相番で、斎藤健二さん） / 川瀬メンテナンス（大旺新洋） / 資料：天気：週間">
            <text:p><text:s/>:m 東和 PHOTO / 220107f / 高島町駅 / ブリシア高島町 / １名（電気の相番で、斎藤健二さん） / 川瀬メンテナンス（大旺新洋） / 資料：天気：週間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 office:value-type="string">
            <text:p>2022-01-06_17-24-25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資料：交通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 :m 東和 PHOTO / 220107f / 高島町駅 / ブリシア高島町 / １名（電気の相番で、斎藤健二さん） / 川瀬メンテナンス（大旺新洋） / 資料：交通">
            <text:p><text:s/>:m 東和 PHOTO / 220107f / 高島町駅 / ブリシア高島町 / １名（電気の相番で、斎藤健二さん） / 川瀬メンテナンス（大旺新洋） / 資料：交通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2-01-06_17-34-17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資料：地図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 :m 東和 PHOTO / 220107f / 高島町駅 / ブリシア高島町 / １名（電気の相番で、斎藤健二さん） / 川瀬メンテナンス（大旺新洋） / 資料：地図">
            <text:p><text:s/>:m 東和 PHOTO / 220107f / 高島町駅 / ブリシア高島町 / １名（電気の相番で、斎藤健二さん） / 川瀬メンテナンス（大旺新洋） / 資料：地図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2-01-06_17-37-34_000.jpg</text:p>
          </table:table-cell>
          <table:table-cell table:style-name="ce19" office:value-type="string">
            <text:p><text:s/>:m 東和 PHOTO / 220107f / 高島町駅 / ブリシア高島町 / １名（電気の相番で、斎藤健二さん） / 川瀬メンテナンス（大旺新洋） / 資料：地図：路上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 :m 東和 PHOTO / 220107f / 高島町駅 / ブリシア高島町 / １名（電気の相番で、斎藤健二さん） / 川瀬メンテナンス（大旺新洋） / 資料：地図：路上">
            <text:p><text:s/>:m 東和 PHOTO / 220107f / 高島町駅 / ブリシア高島町 / １名（電気の相番で、斎藤健二さん） / 川瀬メンテナンス（大旺新洋） / 資料：地図：路上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string">
            <text:p>2022-01-06_19-00-22_000.jpg</text:p>
          </table:table-cell>
          <table:table-cell table:style-name="ce19" office:value-type="string">
            <text:p><text:s/>:PHOTO 記録 / @自室 / 電池交換 / object=トイレ用：照明：ランタン型 </text:p>
          </table:table-cell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 :PHOTO 記録 / @自室 / 電池交換 / object=トイレ用：照明：ランタン型 ">
            <text:p><text:s/>:PHOTO 記録 / @自室 / 電池交換 / object=トイレ用：照明：ランタン型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05_18-19-02_000.mp4</text:p>
          </table:table-cell>
          <table:table-cell table:style-name="ce19" office:value-type="string">
            <text:p>:VIDEO / @自室 / 記録 / jap.flute / 演奏、play / R=1 / todays-melody,genr=~,for=~,Re+,other=~;sounds:kan;dai-kan</text:p>
          </table:table-cell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:VIDEO / @自室 / 記録 / jap.flute / 演奏、play / R=1 / todays-melody,genr=~,for=~,Re+,other=~;sounds:kan;dai-kan">
            <text:p>:VIDEO / @自室 / 記録 / jap.flute / 演奏、play / R=1 / todays-melody,genr=~,for=~,Re+,other=~;sounds:kan;dai-kan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05_18-32-48_000.mp4</text:p>
          </table:table-cell>
          <table:table-cell table:style-name="ce19" office:value-type="string">
            <text:p>:VIDEO / @自室 / 記録 / jap.flute / 演奏、play / R=2 / todays-melody,genr=~,for=~,Re+,other=~;sounds:kan;dai-kan</text:p>
          </table:table-cell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VIDEO / @自室 / 記録 / jap.flute / 演奏、play / R=2 / todays-melody,genr=~,for=~,Re+,other=~;sounds:kan;dai-kan">
            <text:p>:VIDEO / @自室 / 記録 / jap.flute / 演奏、play / R=2 / todays-melody,genr=~,for=~,Re+,other=~;sounds:kan;dai-kan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05_18-46-42_000.mp4</text:p>
          </table:table-cell>
          <table:table-cell table:style-name="ce19" office:value-type="string">
            <text:p>:VIDEO / @自室 / 記録 / jap.flute / 演奏、play / R=3 / todays-melody,genr=~,for=~,Re+,other=~;sounds:kan;,note=2-notes;quarters</text:p>
          </table:table-cell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:VIDEO / @自室 / 記録 / jap.flute / 演奏、play / R=3 / todays-melody,genr=~,for=~,Re+,other=~;sounds:kan;,note=2-notes;quarters">
            <text:p>:VIDEO / @自室 / 記録 / jap.flute / 演奏、play / R=3 / todays-melody,genr=~,for=~,Re+,other=~;sounds:kan;,note=2-notes;quarters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05_19-04-58_000.mp4</text:p>
          </table:table-cell>
          <table:table-cell table:style-name="ce19" office:value-type="string">
            <text:p>:VIDEO / @自室 / 記録 / jap.flute-bamboo / 演奏、play / R=1 / genr=todays-melody,Re+,R=1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string" office:string-value=":VIDEO / @自室 / 記録 / jap.flute-bamboo / 演奏、play / R=1 / genr=todays-melody,Re+,R=1,other=~">
            <text:p>:VIDEO / @自室 / 記録 / jap.flute-bamboo / 演奏、play / R=1 / genr=todays-melody,Re+,R=1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/ N-35-35-28.683471 E-139-34-49.324951">
            <text:p><text:s/>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/ N-35-35-28.697204 E-139-34-50.039062">
            <text:p><text:s/>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/ N-35-31-21.367492 E-139-30-55.041503">
            <text:p><text:s/>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2022/01/08</text:date>, <text:time>01:41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08T01:41:14.21</dc:date>
    <dc:creator>iwabuchi ken</dc:creator>
    <meta:editing-duration>P41DT18H9M42S</meta:editing-duration>
    <meta:editing-cycles>14169</meta:editing-cycles>
    <meta:document-statistic meta:table-count="1" meta:cell-count="478" meta:object-count="0"/>
    <meta:user-defined meta:name="qrichtext">1</meta:user-defined>
  </office:meta>
</office:document-meta>
</file>